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3" table:number-rows-repeated="13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19">00/00/0000</text:date>, <text:time style:data-style-name="N2" text:time-value="19:48:18.81110953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3-19T19:48:54.872963210</dc:date>
    <meta:editing-duration>PT14H43M55S</meta:editing-duration>
    <meta:editing-cycles>437</meta:editing-cycles>
    <meta:document-statistic meta:table-count="1" meta:cell-count="2766" meta:object-count="0"/>
  </office:meta>
</office:document-meta>
</file>